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246.05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d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8d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d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1010" table:default-cell-style-name="ce5"/>
        <table:table-row table:style-name="ro1">
          <table:table-cell table:number-columns-repeated="14"/>
          <table:table-cell table:style-name="ce26" office:value-type="string" calcext:value-type="string" table:number-columns-spanned="5" table:number-rows-spanned="1">
            <text:p>For internal use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6" office:value-type="string" calcext:value-type="string">
            <text:p>Description</text:p>
          </table:table-cell>
          <table:table-cell table:style-name="ce14" office:value-type="string" calcext:value-type="string" table:number-columns-spanned="3" table:number-rows-spanned="1">
            <text:p>Message Type 1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Message Type 2</text:p>
          </table:table-cell>
          <table:covered-table-cell table:number-columns-repeated="2" table:style-name="ce19"/>
          <table:table-cell table:style-name="ce14" office:value-type="string" calcext:value-type="string" table:number-columns-spanned="3" table:number-rows-spanned="1">
            <text:p>Message Type 3</text:p>
          </table:table-cell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Conversions</text:p>
          </table:table-cell>
          <table:covered-table-cell table:style-name="ce24"/>
          <table:table-cell table:style-name="ce25"/>
          <table:table-cell table:style-name="ce14" office:value-type="string" calcext:value-type="string" table:number-columns-spanned="3" table:number-rows-spanned="1">
            <text:p>Message Type 4</text:p>
          </table:table-cell>
          <table:covered-table-cell table:number-columns-repeated="2" table:style-name="ce19"/>
          <table:table-cell table:style-name="ce22" office:value-type="string" calcext:value-type="string" table:number-columns-spanned="2" table:number-rows-spanned="1">
            <text:p>Conversions</text:p>
          </table:table-cell>
          <table:covered-table-cell table:style-name="ce24"/>
          <table:table-cell table:number-columns-repeated="1005"/>
        </table:table-row>
        <table:table-row table:style-name="ro1">
          <table:table-cell table:style-name="ce3"/>
          <table:table-cell table:style-name="ce7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style-name="ce25"/>
          <table:table-cell table:style-name="ce4" office:value-type="string" calcext:value-type="string">
            <text:p>Start Bit</text:p>
          </table:table-cell>
          <table:table-cell table:style-name="ce4" office:value-type="string" calcext:value-type="string">
            <text:p>End Bit</text:p>
          </table:table-cell>
          <table:table-cell table:style-name="ce4" office:value-type="string" calcext:value-type="string">
            <text:p>Bits</text:p>
          </table:table-cell>
          <table:table-cell table:style-name="ce8" office:value-type="string" calcext:value-type="string">
            <text:p>Scale factor</text:p>
          </table:table-cell>
          <table:table-cell table:style-name="ce8" office:value-type="string" calcext:value-type="string">
            <text:p>Offset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WMO_I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D4]-[.C4]+1" office:value-type="float" office:value="72" calcext:value-type="float">
            <text:p>7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1" calcext:value-type="float">
            <text:p>71</text:p>
          </table:table-cell>
          <table:table-cell table:style-name="ce20" table:formula="of:=[.G4]-[.F4]+1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J4]-[.I4]+1" office:value-type="float" office:value="72" calcext:value-type="float">
            <text:p>7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table-cell table:style-name="ce15" table:formula="of:=[.P4]-[.O4]+1" office:value-type="float" office:value="72" calcext:value-type="float">
            <text:p>7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OLD_MESSAGE_TYPE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D5]-[.C5]+1" office:value-type="float" office:value="6" calcext:value-type="float">
            <text:p>6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7" calcext:value-type="float">
            <text:p>77</text:p>
          </table:table-cell>
          <table:table-cell table:style-name="ce20" table:formula="of:=[.G5]-[.F5]+1" office:value-type="float" office:value="6" calcext:value-type="float">
            <text:p>6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J5]-[.I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7" calcext:value-type="float">
            <text:p>77</text:p>
          </table:table-cell>
          <table:table-cell table:style-name="ce15" table:formula="of:=[.P5]-[.O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EW_MESSAGE_TYPE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D6]-[.C6]+1" office:value-type="float" office:value="10" calcext:value-type="float">
            <text:p>10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87" calcext:value-type="float">
            <text:p>87</text:p>
          </table:table-cell>
          <table:table-cell table:style-name="ce20" table:formula="of:=[.G6]-[.F6]+1" office:value-type="float" office:value="10" calcext:value-type="float">
            <text:p>10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J6]-[.I6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formula="of:=[.P6]-[.O6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LATITUDE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D7]-[.C7]+1" office:value-type="float" office:value="25" calcext:value-type="float">
            <text:p>25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table:formula="of:=[.G7]-[.F7]+1" office:value-type="float" office:value="25" calcext:value-type="float">
            <text:p>2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J7]-[.I7]+1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9000000" calcext:value-type="float">
            <text:p>-9000000</text:p>
          </table:table-cell>
          <table:table-cell table:style-name="ce25"/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table:formula="of:=[.P7]-[.O7]+1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9000000" calcext:value-type="float">
            <text:p>-9000000</text:p>
          </table:table-cell>
          <table:table-cell table:number-columns-repeated="100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LONGITUDE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D8]-[.C8]+1" office:value-type="float" office:value="26" calcext:value-type="float">
            <text:p>26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table:formula="of:=[.G8]-[.F8]+1" office:value-type="float" office:value="26" calcext:value-type="float">
            <text:p>26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J8]-[.I8]+1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8000000" calcext:value-type="float">
            <text:p>-18000000</text:p>
          </table:table-cell>
          <table:table-cell table:style-name="ce25"/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table:formula="of:=[.P8]-[.O8]+1" office:value-type="float" office:value="26" calcext:value-type="float">
            <text:p>2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8000000" calcext:value-type="float">
            <text:p>-18000000</text:p>
          </table:table-cell>
          <table:table-cell table:number-columns-repeated="100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OOP LINE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table:formula="of:=[.G9]-[.F9]+1" office:value-type="float" office:value="48" calcext:value-type="float">
            <text:p>48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table:formula="of:=[.J9]-[.I9]+1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table:formula="of:=[.P9]-[.O9]+1" office:value-type="float" office:value="48" calcext:value-type="float">
            <text:p>4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RANSECT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table:formula="of:=[.G10]-[.F10]+1" office:value-type="float" office:value="7" calcext:value-type="float">
            <text:p>7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table:formula="of:=[.J10]-[.I10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table:formula="of:=[.P10]-[.O10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SEQUENCE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table:formula="of:=[.G11]-[.F11]+1" office:value-type="float" office:value="16" calcext:value-type="float">
            <text:p>16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table:formula="of:=[.J11]-[.I1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table:formula="of:=[.P11]-[.O1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YEAR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table:formula="of:=[.D12]-[.C12]+1" office:value-type="float" office:value="12" calcext:value-type="float">
            <text:p>12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table:formula="of:=[.G12]-[.F12]+1" office:value-type="float" office:value="12" calcext:value-type="float">
            <text:p>12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table:formula="of:=[.J12]-[.I12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table:formula="of:=[.P12]-[.O12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NTH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table:formula="of:=[.D13]-[.C13]+1" office:value-type="float" office:value="4" calcext:value-type="float">
            <text:p>4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table:formula="of:=[.G13]-[.F13]+1" office:value-type="float" office:value="4" calcext:value-type="float">
            <text:p>4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table:formula="of:=[.J13]-[.I13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table:formula="of:=[.P13]-[.O13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DAY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table:formula="of:=[.D14]-[.C14]+1" office:value-type="float" office:value="6" calcext:value-type="float">
            <text:p>6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table:formula="of:=[.G14]-[.F14]+1" office:value-type="float" office:value="6" calcext:value-type="float">
            <text:p>6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formula="of:=[.J14]-[.I14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table:formula="of:=[.P14]-[.O14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HOUR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table:formula="of:=[.D15]-[.C15]+1" office:value-type="float" office:value="5" calcext:value-type="float">
            <text:p>5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table:formula="of:=[.G15]-[.F15]+1" office:value-type="float" office:value="5" calcext:value-type="float">
            <text:p>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table:formula="of:=[.J15]-[.I15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table:formula="of:=[.P15]-[.O15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INUTE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table:formula="of:=[.D16]-[.C16]+1" office:value-type="float" office:value="6" calcext:value-type="float">
            <text:p>6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table:formula="of:=[.G16]-[.F16]+1" office:value-type="float" office:value="6" calcext:value-type="float">
            <text:p>6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table:formula="of:=[.J16]-[.I1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table:formula="of:=[.P16]-[.O1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SHIP NAME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table:formula="of:=[.D17]-[.C17]+1" office:value-type="float" office:value="240" calcext:value-type="float">
            <text:p>240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table:formula="of:=[.G17]-[.F17]+1" office:value-type="float" office:value="240" calcext:value-type="float">
            <text:p>240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table:formula="of:=[.J17]-[.I17]+1" office:value-type="float" office:value="240" calcext:value-type="float">
            <text:p>24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table:formula="of:=[.P17]-[.O17]+1" office:value-type="float" office:value="240" calcext:value-type="float">
            <text:p>24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LLOYDS</text:p>
          </table:table-cell>
          <table:table-cell table:style-name="ce15" office:value-type="float" office:value="412" calcext:value-type="float">
            <text:p>412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table:formula="of:=[.D18]-[.C18]+1" office:value-type="float" office:value="24" calcext:value-type="float">
            <text:p>24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506" calcext:value-type="float">
            <text:p>506</text:p>
          </table:table-cell>
          <table:table-cell table:style-name="ce20" table:formula="of:=[.G18]-[.F18]+1" office:value-type="float" office:value="24" calcext:value-type="float">
            <text:p>24</text:p>
          </table:table-cell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table:formula="of:=[.J18]-[.I18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483" calcext:value-type="float">
            <text:p>483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table:formula="of:=[.P18]-[.O18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UNIQUE TAG</text:p>
          </table:table-cell>
          <table:table-cell table:style-name="ce15" office:value-type="float" office:value="436" calcext:value-type="float">
            <text:p>436</text:p>
          </table:table-cell>
          <table:table-cell table:style-name="ce15" office:value-type="float" office:value="467" calcext:value-type="float">
            <text:p>467</text:p>
          </table:table-cell>
          <table:table-cell table:style-name="ce15" table:formula="of:=[.D19]-[.C19]+1" office:value-type="float" office:value="32" calcext:value-type="float">
            <text:p>32</text:p>
          </table:table-cell>
          <table:table-cell table:style-name="ce20" office:value-type="float" office:value="507" calcext:value-type="float">
            <text:p>507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table:formula="of:=[.G19]-[.F19]+1" office:value-type="float" office:value="32" calcext:value-type="float">
            <text:p>32</text:p>
          </table:table-cell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table:formula="of:=[.J19]-[.I19]+1" office:value-type="float" office:value="32" calcext:value-type="float">
            <text:p>3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table:formula="of:=[.P19]-[.O19]+1" office:value-type="float" office:value="32" calcext:value-type="float">
            <text:p>3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SEAS VERSION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477" calcext:value-type="float">
            <text:p>477</text:p>
          </table:table-cell>
          <table:table-cell table:style-name="ce15" table:formula="of:=[.D20]-[.C20]+1" office:value-type="float" office:value="10" calcext:value-type="float">
            <text:p>10</text:p>
          </table:table-cell>
          <table:table-cell table:style-name="ce20" office:value-type="float" office:value="539" calcext:value-type="float">
            <text:p>539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table:formula="of:=[.G20]-[.F20]+1" office:value-type="float" office:value="10" calcext:value-type="float">
            <text:p>10</text:p>
          </table:table-cell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table:formula="of:=[.J20]-[.I20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table:formula="of:=[.P20]-[.O20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PROBE SERIAL NUMBER</text:p>
          </table:table-cell>
          <table:table-cell table:style-name="ce15" office:value-type="float" office:value="478" calcext:value-type="float">
            <text:p>478</text:p>
          </table:table-cell>
          <table:table-cell table:style-name="ce15" office:value-type="float" office:value="497" calcext:value-type="float">
            <text:p>497</text:p>
          </table:table-cell>
          <table:table-cell table:style-name="ce15" table:formula="of:=[.D21]-[.C21]+1" office:value-type="float" office:value="20" calcext:value-type="float">
            <text:p>20</text:p>
          </table:table-cell>
          <table:table-cell table:style-name="ce20" office:value-type="float" office:value="549" calcext:value-type="float">
            <text:p>549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table:formula="of:=[.G21]-[.F21]+1" office:value-type="float" office:value="24" calcext:value-type="float">
            <text:p>24</text:p>
          </table:table-cell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table:formula="of:=[.J21]-[.I21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table:formula="of:=[.P21]-[.O21]+1" office:value-type="float" office:value="24" calcext:value-type="float">
            <text:p>2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HIS DATA IS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table:formula="of:=[.D22]-[.C22]+1" office:value-type="float" office:value="3" calcext:value-type="float">
            <text:p>3</text:p>
          </table:table-cell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table:formula="of:=[.G22]-[.F22]+1" office:value-type="float" office:value="3" calcext:value-type="float">
            <text:p>3</text:p>
          </table:table-cell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table:formula="of:=[.J22]-[.I22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table:formula="of:=[.P22]-[.O22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DATAQUALITY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503" calcext:value-type="float">
            <text:p>503</text:p>
          </table:table-cell>
          <table:table-cell table:style-name="ce15" table:formula="of:=[.D23]-[.C23]+1" office:value-type="float" office:value="3" calcext:value-type="float">
            <text:p>3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table:formula="of:=[.G23]-[.F23]+1" office:value-type="float" office:value="3" calcext:value-type="float">
            <text:p>3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table:formula="of:=[.J23]-[.I2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table:formula="of:=[.P23]-[.O2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LAUNCH HEIGHT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table:formula="of:=[.G24]-[.F24]+1" office:value-type="float" office:value="13" calcext:value-type="float">
            <text:p>13</text:p>
          </table:table-cell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table:formula="of:=[.J24]-[.I24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table:formula="of:=[.P24]-[.O24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SHIP DIRECTION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table:formula="of:=[.G25]-[.F25]+1" office:value-type="float" office:value="9" calcext:value-type="float">
            <text:p>9</text:p>
          </table:table-cell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[.J25]-[.I25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592" calcext:value-type="float">
            <text:p>592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table:formula="of:=[.P25]-[.O25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SHIP SPEED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20" office:value-type="float" office:value="601" calcext:value-type="float">
            <text:p>601</text:p>
          </table:table-cell>
          <table:table-cell table:style-name="ce20" office:value-type="float" office:value="613" calcext:value-type="float">
            <text:p>613</text:p>
          </table:table-cell>
          <table:table-cell table:style-name="ce20" table:formula="of:=[.G26]-[.F26]+1" office:value-type="float" office:value="13" calcext:value-type="float">
            <text:p>13</text:p>
          </table:table-cell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table:formula="of:=[.J26]-[.I26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613" calcext:value-type="float">
            <text:p>613</text:p>
          </table:table-cell>
          <table:table-cell table:style-name="ce15" table:formula="of:=[.P26]-[.O26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INSTRUMENT TYPE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513" calcext:value-type="float">
            <text:p>513</text:p>
          </table:table-cell>
          <table:table-cell table:style-name="ce15" table:formula="of:=[.D27]-[.C27]+1" office:value-type="float" office:value="10" calcext:value-type="float">
            <text:p>10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623" calcext:value-type="float">
            <text:p>623</text:p>
          </table:table-cell>
          <table:table-cell table:style-name="ce20" table:formula="of:=[.G27]-[.F27]+1" office:value-type="float" office:value="10" calcext:value-type="float">
            <text:p>10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table:formula="of:=[.J27]-[.I27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623" calcext:value-type="float">
            <text:p>623</text:p>
          </table:table-cell>
          <table:table-cell table:style-name="ce15" table:formula="of:=[.P27]-[.O27]+1" office:value-type="float" office:value="10" calcext:value-type="float">
            <text:p>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RECORDER TYPE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20" calcext:value-type="float">
            <text:p>520</text:p>
          </table:table-cell>
          <table:table-cell table:style-name="ce15" table:formula="of:=[.D28]-[.C28]+1" office:value-type="float" office:value="7" calcext:value-type="float">
            <text:p>7</text:p>
          </table:table-cell>
          <table:table-cell table:style-name="ce20" office:value-type="float" office:value="624" calcext:value-type="float">
            <text:p>624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table:formula="of:=[.G28]-[.F28]+1" office:value-type="float" office:value="7" calcext:value-type="float">
            <text:p>7</text:p>
          </table:table-cell>
          <table:table-cell table:style-name="ce15" office:value-type="float" office:value="624" calcext:value-type="float">
            <text:p>624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table:formula="of:=[.J28]-[.I28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24" calcext:value-type="float">
            <text:p>624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table:formula="of:=[.P28]-[.O28]+1" office:value-type="float" office:value="7" calcext:value-type="float">
            <text:p>7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YPE OF WIND INSTRUMENT</text:p>
          </table:table-cell>
          <table:table-cell table:style-name="ce15" office:value-type="float" office:value="521" calcext:value-type="float">
            <text:p>521</text:p>
          </table:table-cell>
          <table:table-cell table:style-name="ce15" office:value-type="float" office:value="524" calcext:value-type="float">
            <text:p>524</text:p>
          </table:table-cell>
          <table:table-cell table:style-name="ce15" table:formula="of:=[.D29]-[.C29]+1" office:value-type="float" office:value="4" calcext:value-type="float">
            <text:p>4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634" calcext:value-type="float">
            <text:p>634</text:p>
          </table:table-cell>
          <table:table-cell table:style-name="ce20" table:formula="of:=[.G29]-[.F29]+1" office:value-type="float" office:value="4" calcext:value-type="float">
            <text:p>4</text:p>
          </table:table-cell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634" calcext:value-type="float">
            <text:p>634</text:p>
          </table:table-cell>
          <table:table-cell table:style-name="ce15" table:formula="of:=[.J29]-[.I29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634" calcext:value-type="float">
            <text:p>634</text:p>
          </table:table-cell>
          <table:table-cell table:style-name="ce15" table:formula="of:=[.P29]-[.O29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IND DIRECTION</text:p>
          </table:table-cell>
          <table:table-cell table:style-name="ce15" office:value-type="float" office:value="525" calcext:value-type="float">
            <text:p>525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table:formula="of:=[.D30]-[.C30]+1" office:value-type="float" office:value="9" calcext:value-type="float">
            <text:p>9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643" calcext:value-type="float">
            <text:p>643</text:p>
          </table:table-cell>
          <table:table-cell table:style-name="ce20" table:formula="of:=[.G30]-[.F30]+1" office:value-type="float" office:value="9" calcext:value-type="float">
            <text:p>9</text:p>
          </table:table-cell>
          <table:table-cell table:style-name="ce15" office:value-type="float" office:value="635" calcext:value-type="float">
            <text:p>635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table:formula="of:=[.J30]-[.I30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35" calcext:value-type="float">
            <text:p>635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table:formula="of:=[.P30]-[.O30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WIND SPEED</text:p>
          </table:table-cell>
          <table:table-cell table:style-name="ce15" office:value-type="float" office:value="534" calcext:value-type="float">
            <text:p>534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table:formula="of:=[.D31]-[.C31]+1" office:value-type="float" office:value="12" calcext:value-type="float">
            <text:p>12</text:p>
          </table:table-cell>
          <table:table-cell table:style-name="ce20" office:value-type="float" office:value="644" calcext:value-type="float">
            <text:p>644</text:p>
          </table:table-cell>
          <table:table-cell table:style-name="ce20" office:value-type="float" office:value="655" calcext:value-type="float">
            <text:p>655</text:p>
          </table:table-cell>
          <table:table-cell table:style-name="ce20" table:formula="of:=[.G31]-[.F31]+1" office:value-type="float" office:value="12" calcext:value-type="float">
            <text:p>12</text:p>
          </table:table-cell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table:formula="of:=[.J31]-[.I31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44" calcext:value-type="float">
            <text:p>644</text:p>
          </table:table-cell>
          <table:table-cell table:style-name="ce15" office:value-type="float" office:value="655" calcext:value-type="float">
            <text:p>655</text:p>
          </table:table-cell>
          <table:table-cell table:style-name="ce15" table:formula="of:=[.P31]-[.O31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DRY BULB TEMPERATURE</text:p>
          </table:table-cell>
          <table:table-cell table:style-name="ce15" office:value-type="float" office:value="546" calcext:value-type="float">
            <text:p>546</text:p>
          </table:table-cell>
          <table:table-cell table:style-name="ce15" office:value-type="float" office:value="557" calcext:value-type="float">
            <text:p>557</text:p>
          </table:table-cell>
          <table:table-cell table:style-name="ce15" table:formula="of:=[.D32]-[.C32]+1" office:value-type="float" office:value="12" calcext:value-type="float">
            <text:p>12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table:formula="of:=[.G32]-[.F32]+1" office:value-type="float" office:value="12" calcext:value-type="float">
            <text:p>12</text:p>
          </table:table-cell>
          <table:table-cell table:style-name="ce15" office:value-type="float" office:value="656" calcext:value-type="float">
            <text:p>656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table:formula="of:=[.J32]-[.I32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56" calcext:value-type="float">
            <text:p>656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table:formula="of:=[.P32]-[.O32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SEA SURFACE CURRENT MEASURING METHOD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table:formula="of:=[.D33]-[.C33]+1" office:value-type="float" office:value="3" calcext:value-type="float">
            <text:p>3</text:p>
          </table:table-cell>
          <table:table-cell table:style-name="ce20" office:value-type="float" office:value="668" calcext:value-type="float">
            <text:p>668</text:p>
          </table:table-cell>
          <table:table-cell table:style-name="ce20" office:value-type="float" office:value="670" calcext:value-type="float">
            <text:p>670</text:p>
          </table:table-cell>
          <table:table-cell table:style-name="ce20" table:formula="of:=[.G33]-[.F33]+1" office:value-type="float" office:value="3" calcext:value-type="float">
            <text:p>3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table:formula="of:=[.J33]-[.I3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670" calcext:value-type="float">
            <text:p>670</text:p>
          </table:table-cell>
          <table:table-cell table:style-name="ce15" table:formula="of:=[.P33]-[.O33]+1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SEA SURFACE CURRENT DIRECTION</text:p>
          </table:table-cell>
          <table:table-cell table:style-name="ce15" office:value-type="float" office:value="561" calcext:value-type="float">
            <text:p>561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table:formula="of:=[.D34]-[.C34]+1" office:value-type="float" office:value="9" calcext:value-type="float">
            <text:p>9</text:p>
          </table:table-cell>
          <table:table-cell table:style-name="ce20" office:value-type="float" office:value="671" calcext:value-type="float">
            <text:p>671</text:p>
          </table:table-cell>
          <table:table-cell table:style-name="ce20" office:value-type="float" office:value="679" calcext:value-type="float">
            <text:p>679</text:p>
          </table:table-cell>
          <table:table-cell table:style-name="ce20" table:formula="of:=[.G34]-[.F34]+1" office:value-type="float" office:value="9" calcext:value-type="float">
            <text:p>9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table:formula="of:=[.J34]-[.I34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table:formula="of:=[.P34]-[.O34]+1" office:value-type="float" office:value="9" calcext:value-type="float">
            <text:p>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SEA SURFACE CURRENT SPEED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582" calcext:value-type="float">
            <text:p>582</text:p>
          </table:table-cell>
          <table:table-cell table:style-name="ce15" table:formula="of:=[.D35]-[.C35]+1" office:value-type="float" office:value="13" calcext:value-type="float">
            <text:p>13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692" calcext:value-type="float">
            <text:p>692</text:p>
          </table:table-cell>
          <table:table-cell table:style-name="ce20" table:formula="of:=[.G35]-[.F35]+1" office:value-type="float" office:value="13" calcext:value-type="float">
            <text:p>13</text:p>
          </table:table-cell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692" calcext:value-type="float">
            <text:p>692</text:p>
          </table:table-cell>
          <table:table-cell table:style-name="ce15" table:formula="of:=[.J35]-[.I35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80" calcext:value-type="float">
            <text:p>680</text:p>
          </table:table-cell>
          <table:table-cell table:style-name="ce15" office:value-type="float" office:value="692" calcext:value-type="float">
            <text:p>692</text:p>
          </table:table-cell>
          <table:table-cell table:style-name="ce15" table:formula="of:=[.P35]-[.O35]+1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TOTAL WATER DEPTH</text:p>
          </table:table-cell>
          <table:table-cell table:style-name="ce15" office:value-type="float" office:value="583" calcext:value-type="float">
            <text:p>583</text:p>
          </table:table-cell>
          <table:table-cell table:style-name="ce15" office:value-type="float" office:value="596" calcext:value-type="float">
            <text:p>596</text:p>
          </table:table-cell>
          <table:table-cell table:style-name="ce15" table:formula="of:=[.D36]-[.C36]+1" office:value-type="float" office:value="14" calcext:value-type="float">
            <text:p>14</text:p>
          </table:table-cell>
          <table:table-cell table:style-name="ce20" office:value-type="float" office:value="693" calcext:value-type="float">
            <text:p>693</text:p>
          </table:table-cell>
          <table:table-cell table:style-name="ce20" office:value-type="float" office:value="706" calcext:value-type="float">
            <text:p>706</text:p>
          </table:table-cell>
          <table:table-cell table:style-name="ce20" table:formula="of:=[.G36]-[.F36]+1" office:value-type="float" office:value="14" calcext:value-type="float">
            <text:p>14</text:p>
          </table:table-cell>
          <table:table-cell table:style-name="ce15" office:value-type="float" office:value="693" calcext:value-type="float">
            <text:p>693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table:formula="of:=[.J36]-[.I36]+1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693" calcext:value-type="float">
            <text:p>693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table:formula="of:=[.P36]-[.O36]+1" office:value-type="float" office:value="14" calcext:value-type="float">
            <text:p>1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AGENCY OWNE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table:formula="of:=[.J37]-[.I37]+1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table:formula="of:=[.P37]-[.O37]+1" office:value-type="float" office:value="20" calcext:value-type="float">
            <text:p>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XBT LAUNCHER TYP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table:formula="of:=[.J38]-[.I38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table:formula="of:=[.P38]-[.O38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XBT RECORDER SERIAL NUMBE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98" calcext:value-type="float">
            <text:p>798</text:p>
          </table:table-cell>
          <table:table-cell table:style-name="ce15" table:formula="of:=[.J39]-[.I39]+1" office:value-type="float" office:value="64" calcext:value-type="float">
            <text:p>6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98" calcext:value-type="float">
            <text:p>798</text:p>
          </table:table-cell>
          <table:table-cell table:style-name="ce15" table:formula="of:=[.P39]-[.O39]+1" office:value-type="float" office:value="64" calcext:value-type="float">
            <text:p>6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XBT RECORDER MANUFACTURE YEA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table:formula="of:=[.J40]-[.I40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799" calcext:value-type="float">
            <text:p>799</text:p>
          </table:table-cell>
          <table:table-cell table:style-name="ce15" office:value-type="float" office:value="810" calcext:value-type="float">
            <text:p>810</text:p>
          </table:table-cell>
          <table:table-cell table:style-name="ce15" table:formula="of:=[.P40]-[.O40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XBT RECORDER MANUFACTURE MONTH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11" calcext:value-type="float">
            <text:p>811</text:p>
          </table:table-cell>
          <table:table-cell table:style-name="ce15" office:value-type="float" office:value="814" calcext:value-type="float">
            <text:p>814</text:p>
          </table:table-cell>
          <table:table-cell table:style-name="ce15" table:formula="of:=[.J41]-[.I41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11" calcext:value-type="float">
            <text:p>811</text:p>
          </table:table-cell>
          <table:table-cell table:style-name="ce15" office:value-type="float" office:value="814" calcext:value-type="float">
            <text:p>814</text:p>
          </table:table-cell>
          <table:table-cell table:style-name="ce15" table:formula="of:=[.P41]-[.O41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XBT RECORDER MANUFACTURE DAY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15" calcext:value-type="float">
            <text:p>815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table:formula="of:=[.J42]-[.I42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15" calcext:value-type="float">
            <text:p>815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table:formula="of:=[.P42]-[.O42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XBT PROBE MANUFACTURE YEAR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table:formula="of:=[.J43]-[.I43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21" calcext:value-type="float">
            <text:p>821</text:p>
          </table:table-cell>
          <table:table-cell table:style-name="ce15" office:value-type="float" office:value="832" calcext:value-type="float">
            <text:p>832</text:p>
          </table:table-cell>
          <table:table-cell table:style-name="ce15" table:formula="of:=[.P43]-[.O43]+1" office:value-type="float" office:value="12" calcext:value-type="float">
            <text:p>1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XBT PROBE MANUFACTURE MONTH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33" calcext:value-type="float">
            <text:p>833</text:p>
          </table:table-cell>
          <table:table-cell table:style-name="ce15" office:value-type="float" office:value="836" calcext:value-type="float">
            <text:p>836</text:p>
          </table:table-cell>
          <table:table-cell table:style-name="ce15" table:formula="of:=[.J44]-[.I44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33" calcext:value-type="float">
            <text:p>833</text:p>
          </table:table-cell>
          <table:table-cell table:style-name="ce15" office:value-type="float" office:value="836" calcext:value-type="float">
            <text:p>836</text:p>
          </table:table-cell>
          <table:table-cell table:style-name="ce15" table:formula="of:=[.P44]-[.O44]+1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XBT PROBE MANUFACTURE DAY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table:formula="of:=[.J45]-[.I4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37" calcext:value-type="float">
            <text:p>837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table:formula="of:=[.P45]-[.O45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NUMBER OF RIDER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43" calcext:value-type="float">
            <text:p>843</text:p>
          </table:table-cell>
          <table:table-cell table:style-name="ce15" office:value-type="float" office:value="848" calcext:value-type="float">
            <text:p>848</text:p>
          </table:table-cell>
          <table:table-cell table:style-name="ce15" table:formula="of:=[.J46]-[.I4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43" calcext:value-type="float">
            <text:p>843</text:p>
          </table:table-cell>
          <table:table-cell table:style-name="ce15" office:value-type="float" office:value="848" calcext:value-type="float">
            <text:p>848</text:p>
          </table:table-cell>
          <table:table-cell table:style-name="ce15" table:formula="of:=[.P46]-[.O46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NUMBER OF RIDER INSTITUTION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49" calcext:value-type="float">
            <text:p>849</text:p>
          </table:table-cell>
          <table:table-cell table:style-name="ce15" office:value-type="float" office:value="854" calcext:value-type="float">
            <text:p>854</text:p>
          </table:table-cell>
          <table:table-cell table:style-name="ce15" table:formula="of:=[.J47]-[.I47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49" calcext:value-type="float">
            <text:p>849</text:p>
          </table:table-cell>
          <table:table-cell table:style-name="ce15" office:value-type="float" office:value="854" calcext:value-type="float">
            <text:p>854</text:p>
          </table:table-cell>
          <table:table-cell table:style-name="ce15" table:formula="of:=[.P47]-[.O47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NUMBER OF RIDER EMAIL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table:formula="of:=[.J48]-[.I48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55" calcext:value-type="float">
            <text:p>855</text:p>
          </table:table-cell>
          <table:table-cell table:style-name="ce15" office:value-type="float" office:value="860" calcext:value-type="float">
            <text:p>860</text:p>
          </table:table-cell>
          <table:table-cell table:style-name="ce15" table:formula="of:=[.P48]-[.O48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office:value-type="string" calcext:value-type="string">
            <text:p>NUMBER OF RIDER PHONE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table:formula="of:=[.J49]-[.I49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61" calcext:value-type="float">
            <text:p>861</text:p>
          </table:table-cell>
          <table:table-cell table:style-name="ce15" office:value-type="float" office:value="866" calcext:value-type="float">
            <text:p>866</text:p>
          </table:table-cell>
          <table:table-cell table:style-name="ce15" table:formula="of:=[.P49]-[.O49]+1" office:value-type="float" office:value="6" calcext:value-type="float">
            <text:p>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NUMBER OF REPEATED FIELDS</text:p>
          </table:table-cell>
          <table:table-cell table:style-name="ce15" office:value-type="float" office:value="597" calcext:value-type="float">
            <text:p>597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table:formula="of:=[.D50]-[.C50]+1" office:value-type="float" office:value="8" calcext:value-type="float">
            <text:p>8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table:formula="of:=[.G50]-[.F50]+1" office:value-type="float" office:value="8" calcext:value-type="float">
            <text:p>8</text:p>
          </table:table-cell>
          <table:table-cell table:style-name="ce15" office:value-type="float" office:value="867" calcext:value-type="float">
            <text:p>867</text:p>
          </table:table-cell>
          <table:table-cell table:style-name="ce15" office:value-type="float" office:value="874" calcext:value-type="float">
            <text:p>874</text:p>
          </table:table-cell>
          <table:table-cell table:style-name="ce15" table:formula="of:=[.J50]-[.I50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67" calcext:value-type="float">
            <text:p>867</text:p>
          </table:table-cell>
          <table:table-cell table:style-name="ce15" office:value-type="float" office:value="874" calcext:value-type="float">
            <text:p>874</text:p>
          </table:table-cell>
          <table:table-cell table:style-name="ce15" table:formula="of:=[.P50]-[.O50]+1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office:value-type="string" calcext:value-type="string">
            <text:p>TIMES REPLICATED</text:p>
          </table:table-cell>
          <table:table-cell table:style-name="ce15" office:value-type="float" office:value="605" calcext:value-type="float">
            <text:p>605</text:p>
          </table:table-cell>
          <table:table-cell table:style-name="ce15" office:value-type="float" office:value="620" calcext:value-type="float">
            <text:p>620</text:p>
          </table:table-cell>
          <table:table-cell table:style-name="ce15" table:formula="of:=[.D51]-[.C51]+1" office:value-type="float" office:value="16" calcext:value-type="float">
            <text:p>16</text:p>
          </table:table-cell>
          <table:table-cell table:style-name="ce20" office:value-type="float" office:value="715" calcext:value-type="float">
            <text:p>715</text:p>
          </table:table-cell>
          <table:table-cell table:style-name="ce20" office:value-type="float" office:value="730" calcext:value-type="float">
            <text:p>730</text:p>
          </table:table-cell>
          <table:table-cell table:style-name="ce20" table:formula="of:=[.G51]-[.F51]+1" office:value-type="float" office:value="16" calcext:value-type="float">
            <text:p>16</text:p>
          </table:table-cell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table:formula="of:=[.J51]-[.I5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5"/>
          <table:table-cell table:style-name="ce15" office:value-type="float" office:value="875" calcext:value-type="float">
            <text:p>87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table:formula="of:=[.P51]-[.O51]+1" office:value-type="float" office:value="16" calcext:value-type="float">
            <text:p>16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office:value-type="string" calcext:value-type="string">
            <text:p>SEA SURFACE TEMPERATURE</text:p>
          </table:table-cell>
          <table:table-cell table:style-name="ce15" office:value-type="float" office:value="621" calcext:value-type="float">
            <text:p>621</text:p>
          </table:table-cell>
          <table:table-cell table:style-name="ce15" office:value-type="float" office:value="632" calcext:value-type="float">
            <text:p>632</text:p>
          </table:table-cell>
          <table:table-cell table:style-name="ce15" table:formula="of:=[.D52]-[.C52]+1" office:value-type="float" office:value="12" calcext:value-type="float">
            <text:p>12</text:p>
          </table:table-cell>
          <table:table-cell table:style-name="ce20" office:value-type="float" office:value="731" calcext:value-type="float">
            <text:p>731</text:p>
          </table:table-cell>
          <table:table-cell table:style-name="ce20" office:value-type="float" office:value="742" calcext:value-type="float">
            <text:p>742</text:p>
          </table:table-cell>
          <table:table-cell table:style-name="ce20" table:formula="of:=[.G52]-[.F52]+1" office:value-type="float" office:value="12" calcext:value-type="float">
            <text:p>12</text:p>
          </table:table-cell>
          <table:table-cell table:style-name="ce15" office:value-type="float" office:value="891" calcext:value-type="float">
            <text:p>891</text:p>
          </table:table-cell>
          <table:table-cell table:style-name="ce15" office:value-type="float" office:value="902" calcext:value-type="float">
            <text:p>902</text:p>
          </table:table-cell>
          <table:table-cell table:style-name="ce15" table:formula="of:=[.J52]-[.I52]+1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400" calcext:value-type="float">
            <text:p>-400</text:p>
          </table:table-cell>
          <table:table-cell table:style-name="ce25"/>
          <table:table-cell table:style-name="ce15" office:value-type="float" office:value="891" calcext:value-type="float">
            <text:p>891</text:p>
          </table:table-cell>
          <table:table-cell table:style-name="ce15" office:value-type="float" office:value="906" calcext:value-type="float">
            <text:p>906</text:p>
          </table:table-cell>
          <table:table-cell table:style-name="ce15" table:formula="of:=[.P52]-[.O52]+1" office:value-type="float" office:value="16" calcext:value-type="float">
            <text:p>16</text:p>
          </table:table-cell>
          <table:table-cell table:number-columns-repeated="2" table:style-name="ce20"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***SEA DEPTH****</text:p>
          </table:table-cell>
          <table:table-cell table:style-name="ce15" office:value-type="float" office:value="633" calcext:value-type="float">
            <text:p>633</text:p>
          </table:table-cell>
          <table:table-cell table:style-name="ce15" office:value-type="float" office:value="646" calcext:value-type="float">
            <text:p>646</text:p>
          </table:table-cell>
          <table:table-cell table:style-name="ce15" table:formula="of:=[.D53]-[.C53]+1" office:value-type="float" office:value="14" calcext:value-type="float">
            <text:p>14</text:p>
          </table:table-cell>
          <table:table-cell table:number-columns-repeated="3" table:style-name="ce20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/>
          <table:table-cell table:style-name="ce20" table:number-columns-repeated="2"/>
          <table:table-cell table:style-name="ce25"/>
          <table:table-cell table:number-columns-repeated="2" table:style-name="ce15" office:value-type="string" calcext:value-type="string">
            <text:p>*</text:p>
          </table:table-cell>
          <table:table-cell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TEMPERATURE POINTS</text:p>
          </table:table-cell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1" office:value-type="string" calcext:value-type="string" table:number-columns-spanned="3" table:number-rows-spanned="1">
            <text:p>EQU1 <text:s/></text:p>
          </table:table-cell>
          <table:covered-table-cell table:number-columns-repeated="2" table:style-name="ce20"/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1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COMMENT BLOCKS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SEE BELOW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RIDER NAM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2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2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RIDER EMAIL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3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3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office:value-type="string" calcext:value-type="string">
            <text:p>RIDER INSTITUTION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4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4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string" calcext:value-type="string">
            <text:p>RIDER PHONE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0" office:value-type="string" calcext:value-type="string">
            <text:p>*</text:p>
          </table:table-cell>
          <table:table-cell table:style-name="ce16" office:value-type="string" calcext:value-type="string" table:number-columns-spanned="3" table:number-rows-spanned="1">
            <text:p>EQU5</text:p>
          </table:table-cell>
          <table:covered-table-cell table:number-columns-repeated="2" table:style-name="ce15"/>
          <table:table-cell table:style-name="ce20" table:number-columns-repeated="2"/>
          <table:table-cell table:style-name="ce25"/>
          <table:table-cell table:style-name="ce16" office:value-type="string" calcext:value-type="string" table:number-columns-spanned="3" table:number-rows-spanned="1">
            <text:p>EQU5</text:p>
          </table:table-cell>
          <table:covered-table-cell table:number-columns-repeated="2" table:style-name="ce15"/>
          <table:table-cell table:style-name="ce20" table:number-columns-repeated="2"/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Converting</text:p>
          </table:table-cell>
          <table:covered-table-cell table:style-name="ce17"/>
          <table:covered-table-cell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 convert a measurement extracted from the binary to the correct value, one must apply an offset and a scale factor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example, say we need LATITUDE and the number extracted from the profile is N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= (N + Offset)/(10^Sca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ITUDE = (N – 9000000)/(10^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1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double[] getTemperaturePoints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621, 73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points =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f (points &lt; 0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return new double[0]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}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double temps[] = new double[points]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counter = 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for (int i = start[mt]; i &lt; start[mt] + points * 12; i += 12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temps[counter] = (toInteger(i, i + 11) - 400.00) / 100.0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12"/>counter++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}//end for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emps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2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Name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 table:number-columns-spanned="10" table:number-rows-spanned="1">
            <text:p>EQU3</text:p>
          </table:table-cell>
          <table:covered-table-cell table:number-columns-repeated="9" table:style-name="ce18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Email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Email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4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Instituion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 + getNumberOfRiderEmail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Inst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QU5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<text:s text:c="4"/>public String getRiderPhone() {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[] start = {-1, -1, 891}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mt = getNewMessageType() - 1;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int s = start[mt] + 12 * getTimesReplicated() + getNumberOfRiderBlocks() * 40 + getNumberOfRiderEmailBlocks() * 40 + getNumberOfRiderInstBlocks() * 40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8"/>return toString(s, s + getNumberOfRiderPhoneBlocks() * 40);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<text:s text:c="4"/>}// end method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5.11pt" fo:margin-bottom="15.11pt" fo:margin-left="15.11pt" fo:margin-right="15.1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3:58:55.726867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01:17.988910795</meta:creation-date>
    <dc:date>2018-03-08T16:58:26.414241974</dc:date>
    <meta:editing-duration>PT23H8M19S</meta:editing-duration>
    <meta:editing-cycles>65</meta:editing-cycles>
    <meta:generator>LibreOffice/5.1.6.2$Linux_X86_64 LibreOffice_project/10m0$Build-2</meta:generator>
    <meta:print-date>2016-04-01T10:06:58.507163255</meta:print-date>
    <meta:document-statistic meta:table-count="1" meta:cell-count="1026" meta:object-count="0"/>
  </office:meta>
</office:document-meta>
</file>